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1.oxt&#13;Update file created : StyleSwitcher.update.xml&#13;&#13;28.04.2021 00:54:0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1.oxt&#13;Update file created : StyleSwitcher-A.update.xml&#13;&#13;28.04.2021 00:54: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1.oxt&#13;Update file created : StyleSwitcher-L.update.xml&#13;&#13;28.04.2021 00:54: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13527666652123769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38920069472101615" text:style-name="L2">
        <text:list-item>
          <text:p text:style-name="P48">Version 2.1.2 :</text:p>
        </text:list-item>
      </text:list>
      <text:list xml:id="list7141796047520995060" text:style-name="L3">
        <text:list-item>
          <text:list>
            <text:list-item>
              <text:p text:style-name="P49">Localized help : resolved non-functional hyperlink due to API incompatibility introduced by Apache OpenOffice 4.1 (and LibreOffice 4.0).</text:p>
            </text:list-item>
          </text:list>
        </text:list-item>
      </text:list>
      <text:list xml:id="list20758084" text:continue-list="list5738920069472101615" text:style-name="L2">
        <text:list-item>
          <text:p text:style-name="P48">Version 2.1.1 :</text:p>
        </text:list-item>
      </text:list>
      <text:list xml:id="list670241857481799269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0768080" text:continue-list="list20758084" text:style-name="L2">
        <text:list-item>
          <text:p text:style-name="P48">Version 2.1.0 :</text:p>
        </text:list-item>
      </text:list>
      <text:list xml:id="list256538926825562646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0777829" text:continue-list="list20768080" text:style-name="L2">
        <text:list-item>
          <text:p text:style-name="P48">Version 2.0.0 :</text:p>
        </text:list-item>
      </text:list>
      <text:list xml:id="list168683443157974656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0756325" text:continue-list="list20777829" text:style-name="L2">
        <text:list-item>
          <text:p text:style-name="P48">Version 1.5.3 :</text:p>
        </text:list-item>
      </text:list>
      <text:list xml:id="list2434021170456199872"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14987946685950143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17146226325508379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63384518808388033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03325303016342544"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29622904120604877"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761537435667118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30249849515824285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6804465446020582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7990361970829564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641130790907320661" text:style-name="L17">
        <text:list-item>
          <text:p text:style-name="P63">Arg1 : <text:span text:style-name="InstructionMacro">String</text:span> : mandatory, type of control used for the button</text:p>
        </text:list-item>
      </text:list>
      <text:list xml:id="list123604719674382458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2694783053799606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612510655502074469"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1453145930374120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66431123595172460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33890656807533564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72058638335405286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09902671546283298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2496526722784861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11158050029550770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845419984868996229"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262027469148827513"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63784133596967859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110290940960364776"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85598590148768938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44674812826945868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94825173961986260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11580152794230956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589699028022515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4713569331000787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7816106860197901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7608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9524829656692431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44792274529773531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5049751888364314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1</dc:date>
     <text:p>internal</text:p>
     <text:p>Page2</text:p>
     <text:p/>
    </office:annotation>Paragraph styles</text:p>
      <text:p text:style-name="P28"><office:annotation>
     <dc:creator>BM</dc:creator>
     <dc:date>2008-03-13T00:00:00.11</dc:date>
     <text:p>internal</text:p>
     <text:p>Page7</text:p>
     <text:p/>
    </office:annotation>Hyperlinks</text:p>
      <text:p text:style-name="hlp_5f_paragraph"><text:span text:style-name="T14"><office:annotation>
      <dc:creator>BM</dc:creator>
      <dc:date>2008-03-13T00:00:00.11</dc:date>
      <text:p>internal</text:p>
      <text:p>Page3</text:p>
      <text:p/>
     </office:annotation></text:span><text:span text:style-name="T14">Text formatting</text:span></text:p>
      <text:p text:style-name="P28"><office:annotation>
     <dc:creator>BM</dc:creator>
     <dc:date>2008-03-26T00:00:00.1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2</dc:date>
     <text:p>external</text:p>
     <text:p>text/swriter/main0210.xhp</text:p>
     <text:p/>
    </office:annotation><text:span text:style-name="T14">Preview topic</text:span> </text:p>
      <text:p text:style-name="hlp_5f_paragraph">This hyperlink displays <text:s/><office:annotation>
     <dc:creator>BM</dc:creator>
     <dc:date>2008-03-15T00:00:00.1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759470" text:continue-list="list41589699028022515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0756524" text:continue-list="list207608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1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1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0781097" text:continue-list="list2075947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1")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